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657" officeooo:paragraph-rsid="00181657"/>
    </style:style>
    <style:style style:name="P2" style:family="paragraph" style:parent-style-name="Standard">
      <style:text-properties officeooo:rsid="0019c115" officeooo:paragraph-rsid="0019c115"/>
    </style:style>
    <style:style style:name="P3" style:family="paragraph" style:parent-style-name="Standard">
      <style:text-properties officeooo:rsid="001a9a7b" officeooo:paragraph-rsid="001a9a7b"/>
    </style:style>
    <style:style style:name="P4" style:family="paragraph" style:parent-style-name="Standard">
      <style:text-properties officeooo:rsid="001aa734" officeooo:paragraph-rsid="001aa734"/>
    </style:style>
    <style:style style:name="P5" style:family="paragraph" style:parent-style-name="Standard">
      <style:text-properties officeooo:rsid="001afec6" officeooo:paragraph-rsid="001afec6"/>
    </style:style>
    <style:style style:name="P6" style:family="paragraph" style:parent-style-name="Standard">
      <style:text-properties officeooo:rsid="001afec6" officeooo:paragraph-rsid="001b96bb"/>
    </style:style>
    <style:style style:name="P7" style:family="paragraph" style:parent-style-name="Standard">
      <style:text-properties officeooo:rsid="001b96bb" officeooo:paragraph-rsid="001b96bb"/>
    </style:style>
    <style:style style:name="P8" style:family="paragraph" style:parent-style-name="Standard">
      <style:text-properties officeooo:rsid="00181657" officeooo:paragraph-rsid="00181657"/>
    </style:style>
    <style:style style:name="T1" style:family="text">
      <style:text-properties officeooo:rsid="0019c115"/>
    </style:style>
    <style:style style:name="T2" style:family="text">
      <style:text-properties officeooo:rsid="001cba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Listar todos os fornecedores em ordem alfabética.</text:p>
      <text:p text:style-name="P1"/>
      <text:p text:style-name="P1">select Fnome<text:line-break/>from fornecedor<text:line-break/>order by Fnome;</text:p>
      <text:p text:style-name="P1"/>
      <text:p text:style-name="P1"/>
      <text:p text:style-name="P1">2) Listar o código e quantidade de peças que são fornecidas.</text:p>
      <text:p text:style-name="P1"/>
      <text:p text:style-name="P1">select Pcod , sum(quantidade)<text:line-break/>from fornecimento<text:line-break/>group by Pcod;</text:p>
      <text:p text:style-name="P1"/>
      <text:p text:style-name="P1"/>
      <text:p text:style-name="P1"><text:span text:style-name="T1">3) </text:span>Listar o código e quantidade de peças que são fornecidas, quando a quantidade for maior do que.</text:p>
      <text:p text:style-name="P1"/>
      <text:p text:style-name="P1">select Pcod , sum(quantidade)as soma<text:line-break/>from fornecimento<text:line-break/>group by Pcod<text:line-break/>having soma &gt; 5;</text:p>
      <text:p text:style-name="P1"/>
      <text:p text:style-name="P1"/>
      <text:p text:style-name="P2">4) Obter os nomes dos projetos para os quais são fornecidas peças „001‟, descritos em ordem decrescente.</text:p>
      <text:p text:style-name="P1"/>
      <text:p text:style-name="P1">select Jnome<text:line-break/>from fornecimento, projeto<text:tab/><text:line-break/>where Pcod =001<text:line-break/>and projeto.PRcod = fornecimento.PRcod<text:line-break/>order by Jnome <text:span text:style-name="T2">Desc</text:span></text:p>
      <text:p text:style-name="P1"/>
      <text:p text:style-name="P1"/>
      <text:p text:style-name="P2">5) Listar o nome de todos projetos, juntamente com o nome da cidade em que faz parte, ordenando pelas cidades.</text:p>
      <text:p text:style-name="P2"/>
      <text:p text:style-name="P2">select Jnome, Cnome<text:line-break/>from <text:s/>projeto, cidade<text:line-break/>where projeto.Ccod = cidade.Ccod<text:line-break/>order by Cnome;</text:p>
      <text:p text:style-name="P2"/>
      <text:p text:style-name="P2"/>
      <text:p text:style-name="P3">6) Listar a média de quantidade de peças fornecidas por cada cidade. Exibir em ordem numérica de quantidade de peças.</text:p>
      <text:p text:style-name="P3"/>
      <text:p text:style-name="P3">select <text:s/>avg (quantidade)as media, Cnome<text:line-break/>from <text:s/>fornecimento, peca, cidade<text:line-break/>where fornecimento.Pcod = peca.Pcod<text:line-break/>and peca.Ccod = cidade.Ccod<text:line-break/>group by Cnome<text:line-break/>order by media</text:p>
      <text:p text:style-name="P3"/>
      <text:p text:style-name="P3"/>
      <text:p text:style-name="P4"><text:soft-page-break/>7) Exibir o nome de todas as peças, juntamente com sua cor, ordenando pelo nome das cores.</text:p>
      <text:p text:style-name="P1"/>
      <text:p text:style-name="P1">select Pnome, cor<text:line-break/>from <text:s/>peca<text:line-break/>group by Pnome<text:line-break/>order by cor;</text:p>
      <text:p text:style-name="P1"/>
      <text:p text:style-name="P1"/>
      <text:p text:style-name="P5">8) Exibir o nome de todas as peças, juntamente com sua cor, ordenando pelo nome das cores, mas somente as peças que pesam mais do que 7 kg.</text:p>
      <text:p text:style-name="P5"/>
      <text:p text:style-name="P5">select Pnome, cor , peso<text:line-break/>from <text:s/>peca<text:line-break/>group by Pnome<text:line-break/>having peso &gt; 7<text:line-break/>order by cor;</text:p>
      <text:p text:style-name="P5"/>
      <text:p text:style-name="P5"/>
      <text:p text:style-name="P5">9) Exibir a quantidade de peças que são fornecidas por fornecedores Paranaenses, agrupando pelo código.</text:p>
      <text:p text:style-name="P5"/>
      <text:p text:style-name="P5">select fornecimento.Pcod ,SUM(quantidade)<text:line-break/>from <text:s/>fornecimento, fornecedor,cidade <text:s text:c="42"/><text:line-break/>where fornecimento.Fcod = fornecedor.Fcod<text:line-break/>and fornecedor.Ccod = cidade.Ccod<text:line-break/>and cidade.uf ="PR"<text:line-break/>group by fornecimento.Pcod;</text:p>
      <text:p text:style-name="P5"/>
      <text:p text:style-name="P5"/>
      <text:p text:style-name="P7">10) Exibir a quantidade de peças que são fornecidas, agrupando pelo código dos fornecedores, desde que forneçam mais do que 10 peças.</text:p>
      <text:p text:style-name="P6"><text:line-break/>select <text:s/>quantidade, uf <text:line-break/>from <text:s/>fornecimento, fornecedor,cidade<text:line-break/>where fornecimento.Fcod = fornecedor.Fcod<text:line-break/>and fornecedor.Ccod = cidade.Ccod<text:line-break/>and cidade.uf ="PR"<text:line-break/>group by fornecedor.Fcod<text:line-break/>having quantidade &gt; 1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9:43:46.267000000</meta:creation-date>
    <dc:date>2019-04-10T19:34:53.218000000</dc:date>
    <meta:editing-duration>PT36M50S</meta:editing-duration>
    <meta:editing-cycles>3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20" meta:word-count="330" meta:character-count="2158" meta:non-whitespace-character-count="1794"/>
  </office:meta>
</office:document-meta>
</file>